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onospace" svg:font-family="Monospace" style:font-pitch="fixed"/>
    <style:font-face style:name="Arial" svg:font-family="Arial"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Text_20_body">
      <style:text-properties style:font-name="Google Sans" officeooo:rsid="000758d0" officeooo:paragraph-rsid="000758d0" style:font-name-asian="Google Sans1" style:font-name-complex="Google Sans1"/>
    </style:style>
    <style:style style:name="P2" style:family="paragraph" style:parent-style-name="Heading_20_1" style:master-page-name="Standard">
      <style:paragraph-properties fo:text-align="center" style:justify-single-word="false" style:page-number="1"/>
      <style:text-properties style:font-name="Google Sans" style:font-name-asian="Google Sans1" style:font-name-complex="Google Sans1"/>
    </style:style>
    <style:style style:name="P3" style:family="paragraph" style:parent-style-name="Heading_20_2">
      <style:text-properties style:font-name="Google Sans" style:font-name-asian="Google Sans1" style:font-name-complex="Google Sans1"/>
    </style:style>
    <style:style style:name="P4" style:family="paragraph" style:parent-style-name="Heading_20_2">
      <style:text-properties style:font-name="Google Sans" officeooo:paragraph-rsid="0008068b" style:font-name-asian="Google Sans1" style:font-name-complex="Google Sans1"/>
    </style:style>
    <style:style style:name="P5" style:family="paragraph" style:parent-style-name="Standard">
      <style:text-properties style:font-name="Google Sans" style:font-name-asian="Google Sans1" style:font-name-complex="Google Sans1"/>
    </style:style>
    <style:style style:name="P6" style:family="paragraph" style:parent-style-name="Standard">
      <style:text-properties style:font-name="Google Sans" officeooo:rsid="000758d0" officeooo:paragraph-rsid="000758d0" style:font-name-asian="Google Sans1" style:font-name-complex="Google Sans1"/>
    </style:style>
    <style:style style:name="P7" style:family="paragraph" style:parent-style-name="Standard">
      <style:text-properties style:font-name="Google Sans" officeooo:rsid="0008068b" officeooo:paragraph-rsid="0008068b" style:font-name-asian="Google Sans1" style:font-name-complex="Google Sans1"/>
    </style:style>
    <style:style style:name="P8" style:family="paragraph" style:parent-style-name="Standard">
      <style:text-properties style:font-name="Monospace" fo:background-color="#b2b2b2" style:font-name-asian="Google Sans1" style:font-name-complex="Google Sans1"/>
    </style:style>
    <style:style style:name="P9" style:family="paragraph" style:parent-style-name="Standard">
      <style:text-properties style:font-name="Monospace" officeooo:paragraph-rsid="0007bbb8" fo:background-color="#b2b2b2" style:font-name-asian="Google Sans1" style:font-name-complex="Google Sans1"/>
    </style:style>
    <style:style style:name="T1" style:family="text">
      <style:text-properties officeooo:rsid="0007bbb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_dooa9fyvnog2"/>Algorithm for file updates in Python</text:p>
      <text:p text:style-name="P3"><text:bookmark text:name="_uakdmh2r7kug"/>Project description</text:p>
      <text:p text:style-name="P1">You are a security professional working at a health care company. As part of your job, you're required to regularly update a file that identifies the employees who can access restricted content. The contents of the file are based on who is working with personal patient records. Employees are restricted access based on their IP address. There is an allow list for IP addresses permitted to sign into the restricted subnetwork. There's also a remove list that identifies which employees you must remove from this allow list.</text:p>
      <text:p text:style-name="Text_20_body">Your task is to create an algorithm that uses Python code to check whether the allow list contains any IP addresses identified on the remove list. If so, you should remove those IP addresses from the file containing the allow list.</text:p>
      <text:p text:style-name="P6"/>
      <text:p text:style-name="P3"><text:bookmark text:name="_qebvb1gjeclt"/>Open the file that contains the allow list</text:p>
      <text:p text:style-name="P8">import_file = "allow_list.txt"</text:p>
      <text:p text:style-name="P3"><text:bookmark text:name="_d6t1z8vtmbx5"/>Read the file contents</text:p>
      <text:p text:style-name="P8">with open(import_file, "r") as file:</text:p>
      <text:p text:style-name="P8">ip_addresses = file.read()</text:p>
      <text:p text:style-name="P3"><text:bookmark text:name="_j19vqnsr688d"/>Convert the string into a list</text:p>
      <text:p text:style-name="P8">ip_addresses = ip_addresses.split()</text:p>
      <text:p text:style-name="P3"><text:bookmark text:name="_oox49ujy9cxg"/>Iterate through the remove list</text:p>
      <text:p text:style-name="P8">for element in <text:span text:style-name="T1">remove_list</text:span>:</text:p>
      <text:p text:style-name="P8"><text:tab/><text:span text:style-name="T1">print(element)</text:span></text:p>
      <text:p text:style-name="P3"><text:bookmark text:name="_hlvxfnrcmi7p"/>Remove IP addresses that are on the remove list</text:p>
      <text:p text:style-name="P9">for element in ip_addresses:</text:p>
      <text:p text:style-name="P9"><text:tab/>if element in remove_list:</text:p>
      <text:p text:style-name="P9"><text:tab/><text:tab/>ip_addresses.remove(element)</text:p>
      <text:p text:style-name="P4"><text:bookmark text:name="_ij482iei0lry"/>Update the file with the revised list of IP addresses </text:p>
      <text:p text:style-name="P8">ip_addresses = " ".join(ip_addresses)</text:p>
      <text:p text:style-name="P8">with open(import_file, "w") as file:</text:p>
      <text:p text:style-name="P8"><text:soft-page-break/>file.write(ip_addresses)</text:p>
      <text:p text:style-name="P3"><text:bookmark text:name="_6z42dbgzl5pb"/>Summary</text:p>
      <text:p text:style-name="P5"/>
      <text:p text:style-name="P7">Algorithms such as the one above can be useful for parsing infomation from logs.</text:p>
      <text:p text:style-name="P7"/>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onospace" svg:font-family="Monospace" style:font-pitch="fixed"/>
    <style:font-face style:name="Arial" svg:font-family="Arial"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dc:date>2024-04-30T08:43:40.016000000</dc:date>
    <meta:editing-duration>PT4M59S</meta:editing-duration>
    <meta:editing-cycles>1</meta:editing-cycles>
    <meta:document-statistic meta:table-count="0" meta:image-count="0" meta:object-count="0" meta:page-count="2" meta:paragraph-count="24" meta:word-count="231" meta:character-count="1474" meta:non-whitespace-character-count="1262"/>
  </office:meta>
</office:document-meta>
</file>